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25840" officeooo:paragraph-rsid="00025840"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2pt" fo:font-weight="normal" officeooo:rsid="00025840" officeooo:paragraph-rsid="00025840"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officeooo:rsid="00048bce" officeooo:paragraph-rsid="00048bce"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0687b5" officeooo:paragraph-rsid="000687b5"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07f386" officeooo:paragraph-rsid="0007f386"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096375" officeooo:paragraph-rsid="00096375" style:font-size-asian="10.5pt" style:font-weight-asian="normal" style:font-size-complex="12pt" style:font-weight-complex="normal"/>
    </style:style>
    <style:style style:name="P7" style:family="paragraph" style:parent-style-name="Standard" style:list-style-name="L1">
      <style:paragraph-properties fo:text-align="justify" style:justify-single-word="false"/>
      <style:text-properties fo:font-size="12pt" fo:font-weight="normal" officeooo:rsid="000b28ed" officeooo:paragraph-rsid="000b28ed"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0e11f3" officeooo:paragraph-rsid="000e11f3"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0f9f59" officeooo:paragraph-rsid="00113631"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0f9f59" officeooo:paragraph-rsid="0011a121"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0f9f59" officeooo:paragraph-rsid="00131a1e"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14cf7d" officeooo:paragraph-rsid="0014cf7d" style:font-size-asian="10.5pt" style:font-weight-asian="normal" style:font-size-complex="12pt" style:font-weight-complex="normal"/>
    </style:style>
    <style:style style:name="P13" style:family="paragraph" style:parent-style-name="Standard" style:list-style-name="L2">
      <style:paragraph-properties fo:text-align="justify" style:justify-single-word="false"/>
      <style:text-properties fo:font-size="12pt" fo:font-weight="normal" officeooo:rsid="0015d32d" officeooo:paragraph-rsid="0015d32d" style:font-size-asian="10.5pt" style:font-weight-asian="normal" style:font-size-complex="12pt" style:font-weight-complex="normal"/>
    </style:style>
    <style:style style:name="P14" style:family="paragraph" style:parent-style-name="Standard" style:list-style-name="L2">
      <style:paragraph-properties fo:text-align="justify" style:justify-single-word="false"/>
      <style:text-properties fo:font-size="12pt" fo:font-weight="normal" officeooo:rsid="0015d32d" officeooo:paragraph-rsid="00172ab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172ab4" officeooo:paragraph-rsid="00172ab4" style:font-size-asian="10.5pt" style:font-weight-asian="normal" style:font-size-complex="12pt" style:font-weight-complex="normal"/>
    </style:style>
    <style:style style:name="T1" style:family="text">
      <style:text-properties style:rfc-language-tag="sr-Latn-RS" fo:language="sr" fo:script="Latn" fo:country="RS"/>
    </style:style>
    <style:style style:name="T2" style:family="text">
      <style:text-properties style:rfc-language-tag="sr-Latn-RS" fo:language="sr" fo:script="Latn" fo:country="RS" officeooo:rsid="00028c1b"/>
    </style:style>
    <style:style style:name="T3" style:family="text">
      <style:text-properties style:rfc-language-tag="sr-Latn-RS" fo:language="sr" fo:script="Latn" fo:country="RS" officeooo:rsid="00033760"/>
    </style:style>
    <style:style style:name="T4" style:family="text">
      <style:text-properties style:rfc-language-tag="sr-Latn-RS" fo:language="sr" fo:script="Latn" fo:country="RS" officeooo:rsid="00057e65"/>
    </style:style>
    <style:style style:name="T5" style:family="text">
      <style:text-properties style:rfc-language-tag="sr-Latn-RS" fo:language="sr" fo:script="Latn" fo:country="RS" officeooo:rsid="00063ca5"/>
    </style:style>
    <style:style style:name="T6" style:family="text">
      <style:text-properties style:rfc-language-tag="sr-Latn-RS" fo:language="sr" fo:script="Latn" fo:country="RS" officeooo:rsid="000687b5"/>
    </style:style>
    <style:style style:name="T7" style:family="text">
      <style:text-properties style:rfc-language-tag="sr-Latn-RS" fo:language="sr" fo:script="Latn" fo:country="RS" officeooo:rsid="0007b074"/>
    </style:style>
    <style:style style:name="T8" style:family="text">
      <style:text-properties style:rfc-language-tag="sr-Latn-RS" fo:language="sr" fo:script="Latn" fo:country="RS" officeooo:rsid="000b28ed"/>
    </style:style>
    <style:style style:name="T9" style:family="text">
      <style:text-properties style:rfc-language-tag="sr-Latn-RS" fo:language="sr" fo:script="Latn" fo:country="RS" officeooo:rsid="000f9f59"/>
    </style:style>
    <style:style style:name="T10" style:family="text">
      <style:text-properties style:rfc-language-tag="sr-Latn-RS" fo:language="sr" fo:script="Latn" fo:country="RS" officeooo:rsid="00110111"/>
    </style:style>
    <style:style style:name="T11" style:family="text">
      <style:text-properties style:rfc-language-tag="sr-Latn-RS" fo:language="sr" fo:script="Latn" fo:country="RS" officeooo:rsid="00113631"/>
    </style:style>
    <style:style style:name="T12" style:family="text">
      <style:text-properties style:rfc-language-tag="sr-Latn-RS" fo:language="sr" fo:script="Latn" fo:country="RS" officeooo:rsid="0011a121"/>
    </style:style>
    <style:style style:name="T13" style:family="text">
      <style:text-properties style:rfc-language-tag="sr-Latn-RS" fo:language="sr" fo:script="Latn" fo:country="RS" officeooo:rsid="0011f9db"/>
    </style:style>
    <style:style style:name="T14" style:family="text">
      <style:text-properties style:rfc-language-tag="sr-Latn-RS" fo:language="sr" fo:script="Latn" fo:country="RS" officeooo:rsid="00123207"/>
    </style:style>
    <style:style style:name="T15" style:family="text">
      <style:text-properties style:rfc-language-tag="sr-Latn-RS" fo:language="sr" fo:script="Latn" fo:country="RS" officeooo:rsid="00131a1e"/>
    </style:style>
    <style:style style:name="T16" style:family="text">
      <style:text-properties style:rfc-language-tag="sr-Latn-RS" fo:language="sr" fo:script="Latn" fo:country="RS" officeooo:rsid="0015d32d"/>
    </style:style>
    <style:style style:name="T17" style:family="text">
      <style:text-properties style:rfc-language-tag="sr-Latn-RS" fo:language="sr" fo:script="Latn" fo:country="RS" officeooo:rsid="00172ab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rsion Control System</text:p>
      <text:p text:style-name="P2"><text:tab/>VCS(Version Control System) je sistem koji pamti promene u fajlu ili skupu fajlova kako biste mogli da se vratite na odre<text:span text:style-name="T1">đene verzije kasnije. </text:span><text:span text:style-name="T2">Dozvoljava vraćanje fajlova na pređašnje stanje, poređenje izmena, evidentiranje ko je izvršio izmenu i ko je prijavio potencijalni problem. Radi sa gotovo svakom vrstom fajla. Grafički dizajneri koriste kada treba da sačuvaju svaki verziju slike ili makete</text:span><text:span text:style-name="T3">. </text:span></text:p>
      <text:p text:style-name="P3"><text:span text:style-name="T3"><text:tab/></text:span><text:span text:style-name="T1">Lokalni sistem za kontrolu verzije koji se najčešće koristi je prosto kopiranje u drugi folder. Najčešće se navede oznaka verzije ili datum kada je verzija prekopirana. </text:span><text:span text:style-name="T4">Ovaj sistem, iako najčešći, najpodložniji je greškama. Lak se može destiti da nešto upišete u pogrešan folder. </text:span><text:span text:style-name="T5">Da bi se ovakve stvari izbegle razvijen je lokalni VCS koji u jednostavnu bazu podataka čuva sve promene određenih fajlova. </text:span><text:span text:style-name="T6">Jedan od popularnih lokalnih VCS sistem je RCS.</text:span></text:p>
      <text:p text:style-name="P4"><text:span text:style-name="T1"><text:tab/>Sledeći problem sa kojim su se korisnici sreli je kada više ljudi sa različitih sistema treba da radi na istom projektu. Ovaj problem je rešen kreiranjem centralizovanog sistema za verzioniranje CVCS.</text:span><text:span text:style-name="T7"> Ovakvi sistemi (Subversion, Perforce, CVS) imaju server koji čuva sve verzije fajlova i kojem prijstupa određen broj korisnika. Nakon godina koriščenja, CVCS je pokazao i svoje nedostatke. Ukoliko se desi da server ne radi neko vreme, niko od korisnika ne može da pristupi verzijama fajla, osim onim koje imaju sačuvana na svojim lokalnim mašinama. Takođe, ako dođe do oštećenja hard diska, javlja se isti problem. </text:span></text:p>
      <text:p text:style-name="P5"><text:span text:style-name="T7"><text:tab/></text:span><text:span text:style-name="T1">Ovaj problem je rešio distribuirani sistem za kontrolu verzije DVCS. Kod DVCS-ova (Git, Mercurial, Bazaar, Darcs) korisnik ne preuzima samo trenutnu verziju fajla, već preslikava ceo repozitorijum. Tako da ako server izgubi podatke, svaka klijent mašina ima kopiju svih verzija koje se mogu lako prebaciti na server ponovo. </text:span></text:p>
      <text:p text:style-name="P6"><text:span text:style-name="T1"><text:tab/>Linux jezgro je veoma kopleksan projekat otvorenog koda. Tokom godina održavanja i modifikovanja promene u softveru su distribuirane kao zakrpe i arhivirani fajlovi. Projekat Linux jezgra je 2002. godine počeo da koristi BitKeeper, vlasnički DVCS. 2005. godine je došlo do raskidanja saradnje između zajednice koja je razvijala Linux jezgro i BitKeepera koji je krenuo sa naplaćivanje svojih usluga. </text:span><text:span text:style-name="T8">Zajednica koja je koristila i razvijala Linux jezgro morala je da osmisli sopstveni alat. Koristeći nedostatke koje su pronašli u BitKeeper-u kreirali su zahteve koje taj alat mora ispuniti:</text:span></text:p>
      <text:list xml:id="list7283463926282261900" text:style-name="L1">
        <text:list-item>
          <text:p text:style-name="P7"><text:span text:style-name="T1">brzina</text:span></text:p>
        </text:list-item>
        <text:list-item>
          <text:p text:style-name="P7"><text:span text:style-name="T1">jednostavan dizajn</text:span></text:p>
        </text:list-item>
        <text:list-item>
          <text:p text:style-name="P7"><text:span text:style-name="T1">snažnu podršku za nelinearni razvitak</text:span></text:p>
        </text:list-item>
        <text:list-item>
          <text:p text:style-name="P7"><text:span text:style-name="T1">potpuna distribucija </text:span></text:p>
        </text:list-item>
        <text:list-item>
          <text:p text:style-name="P7"><text:span text:style-name="T1">mogućnost da efikasno rukuje velikim projektima</text:span></text:p>
        </text:list-item>
      </text:list>
      <text:p text:style-name="P8"><text:span text:style-name="T9"><text:tab/></text:span><text:span text:style-name="T1">Od nastanka 2005. do danas Git je evoluirao u alat koji je jako jednostavan za upotrebu, ali je pored toga zadržao neverovatnu brzinu, efikasnost na velikim projektima i ima odličan sistem grananja za nelinearno razviće programa. </text:span></text:p>
      <text:p text:style-name="P9"><text:span text:style-name="T1"><text:tab/>Iako imaju sličan interfejs, Git se umnogome razlikuje od ostalih VCS-ova. </text:span><text:span text:style-name="T10">Većina sistema za verzioniranje čuva listu izmena nad fajlovima. Git gleda na podatke kao na skup snimaka minijaturnog sistema. Kreira referencu ka tom snimku fajla. Ukoliko se fajl nije promenio, neće ponovo kreirati referencu. Git na podatke gleda kao na tok snimaka. </text:span></text:p>
      <text:p text:style-name="P10"><text:span text:style-name="T11"><text:tab/>Još jedna prednost Gita u odnosu na CVCS je to što se gotovo sve operaije mogu izvršiti lokalno bez povezivanja na server, jer se prilikom preuzimanja preslikava ceo repozitorijum. </text:span></text:p>
      <text:p text:style-name="P11"><text:span text:style-name="T12"><text:tab/>Pre nego što se sačuva, nad svim fajlovima se računa kontrolna suma (checksum) , a zatim se tim fajlovima pristupa baš preko te kontrolne sume. </text:span><text:span text:style-name="T13">To znači da je nemoguće promeniti neki fajl, a da Git za to ne zna. Ova funkcionalnost je ugrađena u najniže slojeve filozofije Git-a i omogućava ozbezbeđenje od gubitka podataka tokom transfera i neprimetno oštećenje fajl</text:span><text:span text:style-name="T14">ova. </text:span><text:span text:style-name="T15">Mehanizam koji Git koristi za kontrolnu sumu je SHA-1 HASH. </text:span></text:p>
      <text:p text:style-name="P11"><text:span text:style-name="T15"><text:tab/>Gotovo sve akcije koje obavite na Git-u samo dodaju podatke u bazu. To omogućava da je </text:span><text:soft-page-break/><text:span text:style-name="T15">gotovo nemoguće izgubiti komitovane podatke. </text:span></text:p>
      <text:p text:style-name="P12"><text:span text:style-name="T15"><text:tab/></text:span><text:span text:style-name="T1">Git ima tri glavna stanja u kojima se mogu naći vaši fajlovi</text:span><text:span text:style-name="T16">: </text:span></text:p>
      <text:list xml:id="list1900827415435171297" text:style-name="L2">
        <text:list-item>
          <text:p text:style-name="P13"><text:span text:style-name="T1">KOMITOVANO - podaci su smešteni u lokalnoj bazi podataka na sigurnom</text:span></text:p>
        </text:list-item>
        <text:list-item>
          <text:p text:style-name="P13"><text:span text:style-name="T1">MODIFIKOVANO - izmenili ste podatke, ali ih još niste komitovali u bazu</text:span></text:p>
        </text:list-item>
        <text:list-item>
          <text:p text:style-name="P14"><text:span text:style-name="T1">STEJDŽOVANO - označili ste modifikovani podatak, da se u trenutnom stanju uključi u sledeći</text:span><text:span text:style-name="T17"> </text:span><text:span text:style-name="T1">komit.</text:span></text:p>
          <text:p text:style-name="P14"><text:span text:style-name="T1"/></text:p>
        </text:list-item>
      </text:list>
      <text:p text:style-name="P15"><text:span text:style-name="T1">Na osnovu ovoga se mogu izvesti tri osnovne sekcije Git projekta: radni direktorijum, Git direktorijum i stejdž.</text:span></text:p>
      <text:p text:style-name="P15"><text:span text:style-name="T1">Git direktorijum je mesto gde Git čuva sve metapodatke i objektnu bazu podataka. To se klonira prilikom checkout-a. </text:span></text:p>
      <text:p text:style-name="P15"><text:span text:style-name="T1">Radni direktorijum je jedan checkout jedne verzije. Podaci se dovlače iz Git baze i pakuju na disk radi manipulacije. </text:span></text:p>
      <text:p text:style-name="P15"><text:span text:style-name="T1">Stejdž je fajl na Git direktorijumu koji čuva informacije o tome šta će se uključiti u sledeći komit. </text:span></text:p>
      <text:list xml:id="list122909605339206" text:continue-numbering="true" text:style-name="L2">
        <text:list-header>
          <text:p text:style-name="P14"><text:span text:style-name="T1"><text:s/></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1M10S</meta:editing-duration>
    <meta:editing-cycles>24</meta:editing-cycles>
    <meta:generator>LibreOffice/5.1.3.2$Windows_x86 LibreOffice_project/644e4637d1d8544fd9f56425bd6cec110e49301b</meta:generator>
    <dc:date>2019-11-20T11:42:07.441000000</dc:date>
    <meta:document-statistic meta:table-count="0" meta:image-count="0" meta:object-count="0" meta:page-count="2" meta:paragraph-count="26" meta:word-count="723" meta:character-count="4622" meta:non-whitespace-character-count="3908"/>
    <meta:user-defined meta:name="Info 1"/>
    <meta:user-defined meta:name="Info 2"/>
    <meta:user-defined meta:name="Info 3"/>
    <meta:user-defined meta:name="Info 4"/>
  </office:meta>
</office:document-meta>
</file>